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6a93" officeooo:paragraph-rsid="00080119"/>
    </style:style>
    <style:style style:name="P2" style:family="paragraph" style:parent-style-name="Standard">
      <style:paragraph-properties fo:text-align="justify" style:justify-single-word="false"/>
      <style:text-properties officeooo:rsid="000c7a2d" officeooo:paragraph-rsid="000c7a2d"/>
    </style:style>
    <style:style style:name="P3" style:family="paragraph" style:parent-style-name="Standard">
      <style:paragraph-properties fo:text-align="center" style:justify-single-word="false"/>
      <style:text-properties fo:font-size="16.5pt" fo:font-weight="bold" officeooo:rsid="000c7a2d" officeooo:paragraph-rsid="000c7a2d" style:font-size-asian="16.5pt" style:font-weight-asian="bold" style:font-size-complex="16.5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d71b2" officeooo:paragraph-rsid="000d71b2"/>
    </style:style>
    <style:style style:name="P5" style:family="paragraph" style:parent-style-name="Standard">
      <style:paragraph-properties fo:text-align="justify" style:justify-single-word="false"/>
      <style:text-properties officeooo:rsid="000e00dc" officeooo:paragraph-rsid="000e00dc"/>
    </style:style>
    <style:style style:name="P6" style:family="paragraph" style:parent-style-name="Standard">
      <style:paragraph-properties fo:text-align="justify" style:justify-single-word="false"/>
      <style:text-properties officeooo:rsid="001410da" officeooo:paragraph-rsid="0015cb92"/>
    </style:style>
    <style:style style:name="P7" style:family="paragraph" style:parent-style-name="Standard">
      <style:paragraph-properties fo:text-align="justify" style:justify-single-word="false"/>
      <style:text-properties officeooo:rsid="00152143" officeooo:paragraph-rsid="00152143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62869" officeooo:paragraph-rsid="0016286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62869" officeooo:paragraph-rsid="0017d83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7d837" officeooo:paragraph-rsid="0017d83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bea67" officeooo:paragraph-rsid="001bea6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0cbf1" officeooo:paragraph-rsid="0020cbf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0f25c" officeooo:paragraph-rsid="0020f25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026a93" officeooo:paragraph-rsid="00080119"/>
    </style:style>
    <style:style style:name="P15" style:family="paragraph" style:parent-style-name="Standard">
      <style:paragraph-properties fo:text-align="justify" style:justify-single-word="false"/>
      <style:text-properties officeooo:rsid="00026a93" officeooo:paragraph-rsid="00152143"/>
    </style:style>
    <style:style style:name="P16" style:family="paragraph" style:parent-style-name="Standard">
      <style:paragraph-properties fo:text-align="justify" style:justify-single-word="false"/>
      <style:text-properties officeooo:rsid="0015cb92" officeooo:paragraph-rsid="0015cb92"/>
    </style:style>
    <style:style style:name="P17" style:family="paragraph" style:parent-style-name="Standard">
      <style:paragraph-properties fo:text-align="justify" style:justify-single-word="false"/>
      <style:text-properties officeooo:rsid="00162869" officeooo:paragraph-rsid="00162869"/>
    </style:style>
    <style:style style:name="P18" style:family="paragraph" style:parent-style-name="Standard">
      <style:paragraph-properties fo:text-align="justify" style:justify-single-word="false"/>
      <style:text-properties officeooo:rsid="00136333" officeooo:paragraph-rsid="00136333"/>
    </style:style>
    <style:style style:name="T1" style:family="text">
      <style:text-properties officeooo:rsid="00080119"/>
    </style:style>
    <style:style style:name="T2" style:family="text">
      <style:text-properties officeooo:rsid="000d71b2"/>
    </style:style>
    <style:style style:name="T3" style:family="text">
      <style:text-properties officeooo:rsid="000e00dc"/>
    </style:style>
    <style:style style:name="T4" style:family="text">
      <style:text-properties officeooo:rsid="000ffc92"/>
    </style:style>
    <style:style style:name="T5" style:family="text">
      <style:text-properties officeooo:rsid="00108c0a"/>
    </style:style>
    <style:style style:name="T6" style:family="text">
      <style:text-properties officeooo:rsid="001410d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52143"/>
    </style:style>
    <style:style style:name="T9" style:family="text">
      <style:text-properties officeooo:rsid="0017d83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b205" style:font-weight-asian="normal" style:font-weight-complex="normal"/>
    </style:style>
    <style:style style:name="T12" style:family="text">
      <style:text-properties fo:font-weight="normal" officeooo:rsid="001c5c5f" style:font-weight-asian="normal" style:font-weight-complex="normal"/>
    </style:style>
    <style:style style:name="T13" style:family="text">
      <style:text-properties fo:font-weight="normal" officeooo:rsid="001df183" style:font-weight-asian="normal" style:font-weight-complex="normal"/>
    </style:style>
    <style:style style:name="T14" style:family="text">
      <style:text-properties fo:font-weight="normal" officeooo:rsid="001fe56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nchmark di <text:span text:style-name="T2">funzioni</text:span> <text:span text:style-name="T2">che</text:span> controlla<text:span text:style-name="T2">no</text:span> se una stringa è palindroma</text:p>
      <text:p text:style-name="P1"/>
      <text:p text:style-name="P2">Dato un std::vector contenente 4 stringhe (una corta non palindroma ed una palindroma, una lunga non palindroma ed una palindroma), su ciascuna di essa <text:span text:style-name="T2">sono </text:span>stat<text:span text:style-name="T2">i</text:span> richiamat<text:span text:style-name="T2">i dei m</text:span>etod<text:span text:style-name="T2">i</text:span> per controllare se fosse palindroma o meno.</text:p>
      <text:p text:style-name="P4">La prima funzione checkPalindrome_v1 confronta <text:span text:style-name="T5">con</text:span> un ciclo <text:span text:style-name="T7">for</text:span> la lettera più a sinistra con quella più a destra, <text:span text:style-name="T5">scorrendo quindi tutta la stringa carattere per carattere</text:span>.</text:p>
      <text:p text:style-name="P4"><text:span text:style-name="T3">Nell</text:span>a seconda funzione checkPalindrome_v2 <text:span text:style-name="T3">viene costruita una seconda stringa inversa rispetto a quella passata grazie agli iteratori inversi rbegin e rend chiamati sulla stringa passata come parametro. La stringa inversa viene poi confrontata con la stringa originale.</text:span></text:p>
      <text:p text:style-name="P5">La terza funzione checkPalindrome_v3 usa il metodo equal di STL per controllare la metà iniziale della stringa <text:span text:style-name="T4">(passata come parametro) </text:span>con la sua fine grazie all’iteratore <text:span text:style-name="T4">inverso </text:span>rbegin.</text:p>
      <text:p text:style-name="P18">Abbiamo poi eseguito un benchmark delle tre funzioni per verificare quanto tempo è stato necessario per l’esecuzione di ciascuna, <text:span text:style-name="T6">aumentando progressivamente il numero di iterazioni del loop di ciascuna funzione (numero di iterazioni definito nella costante BENCH_ITERATIONS)</text:span>.</text:p>
      <text:p text:style-name="P18"/>
      <text:p text:style-name="P8">Benchmark - Debug</text:p>
      <text:p text:style-name="P5"/>
      <text:p text:style-name="P1">BENCH_ITERATIONS = <text:span text:style-name="T1">1</text:span>00<text:span text:style-name="T8">00</text:span></text:p>
      <text:p text:style-name="P7">T1: 16</text:p>
      <text:p text:style-name="P7">T2: 109</text:p>
      <text:p text:style-name="P7">T3: 16</text:p>
      <text:p text:style-name="P7"/>
      <text:p text:style-name="P16">BENCH_ITERATIONS = 50000</text:p>
      <text:p text:style-name="P16">T1: 78</text:p>
      <text:p text:style-name="P16">T2: 562</text:p>
      <text:p text:style-name="P16">T3: 110</text:p>
      <text:p text:style-name="P7"/>
      <text:p text:style-name="P15">BENCH_ITERATIONS = <text:span text:style-name="T8">100000</text:span></text:p>
      <text:p text:style-name="P7">T1: 109</text:p>
      <text:p text:style-name="P7">T2: 734</text:p>
      <text:p text:style-name="P7">T3: 157</text:p>
      <text:p text:style-name="P7"/>
      <text:p text:style-name="P16">BENCH_ITERATIONS = 500000</text:p>
      <text:p text:style-name="P16">T1: 687</text:p>
      <text:p text:style-name="P16">T2: 6078</text:p>
      <text:p text:style-name="P16">T3: 1313</text:p>
      <text:p text:style-name="P7"/>
      <text:p text:style-name="P16">BENCH_ITERATIONS = 1000000</text:p>
      <text:p text:style-name="P16">T1: 1735</text:p>
      <text:p text:style-name="P16">T2: 11500</text:p>
      <text:p text:style-name="P16">T3: 2657</text:p>
      <text:p text:style-name="P16"/>
      <text:p text:style-name="P16">BENCH_ITERATIONS = 1500000</text:p>
      <text:p text:style-name="P16">T1: 2343</text:p>
      <text:p text:style-name="P16">T2: 18095</text:p>
      <text:p text:style-name="P16">T3: 3985</text:p>
      <text:p text:style-name="P6"/>
      <text:p text:style-name="P17">Notiamo che in tutti i casi la funzione migliore è la prima, quindi il controllo fra i caratteri della stringa. Un altro metodo abbastanza efficiente è il terzo, quindi equals. Il metodo in assoluto meno efficiente è il secondo, la costruzione di una stringa invertita.</text:p>
      <text:p text:style-name="P17"/>
      <text:p text:style-name="P9"><text:soft-page-break/>Benchmark – <text:span text:style-name="T9">Release</text:span></text:p>
      <text:p text:style-name="P9"><text:span text:style-name="T10"/></text:p>
      <text:p text:style-name="P10"><text:span text:style-name="T10">Impostando Codelite in modalità Release, i tempi si riducono drasticamente. La prima e la terza funzione vengono eseguite istantaneamente al punto che </text:span><text:span text:style-name="T12">impostando BENCH_ITERATIONS come negli esempi precedenti, </text:span><text:span text:style-name="T10">la durata dell’esecuzione è 0, mentre per il secondo metodo i tempi </text:span><text:span text:style-name="T13">restano alti ma calano di molto rispetto alla modalità Debug</text:span><text:span text:style-name="T10">.</text:span></text:p>
      <text:p text:style-name="P10"><text:span text:style-name="T10"/></text:p>
      <text:p text:style-name="P13"><text:span text:style-name="T10">BENCH_ITERATIONS = 10000</text:span></text:p>
      <text:p text:style-name="P13"><text:span text:style-name="T10">T1: 0</text:span></text:p>
      <text:p text:style-name="P13"><text:span text:style-name="T10">T2: 15</text:span></text:p>
      <text:p text:style-name="P13"><text:span text:style-name="T10">T3: 0</text:span></text:p>
      <text:p text:style-name="P12"><text:span text:style-name="T10"/></text:p>
      <text:p text:style-name="P12"><text:span text:style-name="T10">BENCH_ITERATIONS = 100000</text:span></text:p>
      <text:p text:style-name="P12"><text:span text:style-name="T10">T1: 0</text:span></text:p>
      <text:p text:style-name="P12"><text:span text:style-name="T10">T2: 88</text:span></text:p>
      <text:p text:style-name="P12"><text:span text:style-name="T10">T3: 0</text:span></text:p>
      <text:p text:style-name="P12"><text:span text:style-name="T10"/></text:p>
      <text:p text:style-name="P12"><text:span text:style-name="T10">BENCH_ITERATIONS = 1000000</text:span></text:p>
      <text:p text:style-name="P12"><text:span text:style-name="T10">T1: 0</text:span></text:p>
      <text:p text:style-name="P12"><text:span text:style-name="T10">T2: 918</text:span></text:p>
      <text:p text:style-name="P12"><text:span text:style-name="T10">T3: 0</text:span></text:p>
      <text:p text:style-name="P12"><text:span text:style-name="T10"/></text:p>
      <text:p text:style-name="P12"><text:span text:style-name="T10">BENCH_ITERATIONS = 5000000</text:span></text:p>
      <text:p text:style-name="P12"><text:span text:style-name="T10">T1: 0</text:span></text:p>
      <text:p text:style-name="P12"><text:span text:style-name="T10">T2: 5376</text:span></text:p>
      <text:p text:style-name="P12"><text:span text:style-name="T10">T3: 0</text:span></text:p>
      <text:p text:style-name="P10"><text:span text:style-name="T10"/></text:p>
      <text:p text:style-name="P11"><text:span text:style-name="T10">In modalità Release, il codice viene ottimizzato e non sono incluse tutte quelle informazioni </text:span><text:span text:style-name="T14">per il debug che</text:span><text:span text:style-name="T11"> aiutano lo sviluppatore, </text:span><text:span text:style-name="T14">è </text:span><text:span text:style-name="T11">per questo che i tempi di esecuzione sono inferiori.</text:span></text:p>
      <text:p text:style-name="P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2:07:36.115000000</meta:creation-date>
    <dc:date>2017-06-06T09:15:08.459000000</dc:date>
    <meta:editing-duration>PT2H10M9S</meta:editing-duration>
    <meta:editing-cycles>26</meta:editing-cycles>
    <meta:generator>LibreOffice/5.1.6.2$Windows_X86_64 LibreOffice_project/07ac168c60a517dba0f0d7bc7540f5afa45f0909</meta:generator>
    <meta:document-statistic meta:table-count="0" meta:image-count="0" meta:object-count="0" meta:page-count="2" meta:paragraph-count="51" meta:word-count="396" meta:character-count="2483" meta:non-whitespace-character-count="2137"/>
  </office:meta>
</office:document-meta>
</file>